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6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9.914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3.491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7.682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931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6.993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5.215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5.342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1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0.635cm" svg:height="0.714cm" svg:x="3.678cm" svg:y="1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4.699cm" svg:height="1.905cm" svg:x="1.508cm" svg:y="3.405cm">
          <text:p text:style-name="P1">Load Dataset</text:p>
          <text:p text:style-name="P1"><text:s/>into memory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0.414cm" svg:height="1.651cm" svg:x="8.747cm" svg:y="3.513cm">
          <text:p text:style-name="P1">Construct feed vector and </text:p>
          <text:p text:style-name="P1">output vector for each question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991cm" svg:height="1.524cm" svg:x="12.073cm" svg:y="7.912cm">
          <text:p text:style-name="P1">Train the </text:p>
          <text:p text:style-name="P1">neural net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8.182cm" svg:height="1.778cm" svg:x="1.192cm" svg:y="7.793cm">
          <text:p text:style-name="P1">Listen on port 80 for </text:p>
          <text:p text:style-name="P1">incoming conn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6" draw:id="id6" draw:layer="layout" svg:width="7.431cm" svg:height="1.778cm" svg:x="12.619cm" svg:y="16.27cm">
          <text:p text:style-name="P1">Separate Verbs and </text:p>
          <text:p text:style-name="P1">Digits from quest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7.493cm" svg:height="1.778cm" svg:x="10.404cm" svg:y="11.541cm">
          <text:p text:style-name="P1">Construct Feed vector </text:p>
          <text:p text:style-name="P1">from the verbs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7.62cm" svg:height="1.778cm" svg:x="12.43cm" svg:y="22.185cm">
          <text:p text:style-name="P1">Feed forward the vector </text:p>
          <text:p text:style-name="P1">into neural net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5.715cm" svg:height="1.778cm" svg:x="1.232cm" svg:y="22.198cm">
          <text:p text:style-name="P1">Map the output </text:p>
          <text:p text:style-name="P1">into equation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5.842cm" svg:height="1.778cm" svg:x="1.14cm" svg:y="17.08cm">
          <text:p text:style-name="P1">Substitute digits</text:p>
          <text:p text:style-name="P1"><text:s/>into the equation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4.826cm" svg:height="1.778cm" svg:x="1.632cm" svg:y="11.897cm">
          <text:p text:style-name="P1">Respond </text:p>
          <text:p text:style-name="P1">with answer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6.207cm" svg:y1="4.357cm" svg:x2="8.747cm" svg:y2="4.338cm" draw:start-shape="id1" draw:start-glue-point="1" draw:end-shape="id2" draw:end-glue-point="3" svg:d="M6207 4357l2540-19" svg:viewBox="0 0 2541 20">
          <text:p/>
        </draw:connector>
        <draw:connector draw:style-name="gr12" draw:text-style-name="P2" draw:layer="layout" draw:type="line" svg:x1="13.954cm" svg:y1="5.164cm" svg:x2="14.068cm" svg:y2="7.912cm" draw:start-shape="id2" draw:start-glue-point="2" draw:end-shape="id3" draw:end-glue-point="0" svg:d="M13954 5164l114 2748" svg:viewBox="0 0 115 2749">
          <text:p/>
        </draw:connector>
        <draw:connector draw:style-name="gr12" draw:text-style-name="P2" draw:layer="layout" draw:type="line" svg:x1="12.073cm" svg:y1="8.674cm" svg:x2="9.374cm" svg:y2="8.682cm" draw:start-shape="id3" draw:start-glue-point="3" draw:end-shape="id4" draw:end-glue-point="1" svg:d="M12073 8674l-2699 8" svg:viewBox="0 0 2700 9">
          <text:p/>
        </draw:connector>
        <draw:connector draw:style-name="gr12" draw:text-style-name="P2" draw:layer="layout" draw:type="line" svg:x1="5.283cm" svg:y1="9.571cm" svg:x2="14.15cm" svg:y2="11.541cm" draw:start-shape="id4" draw:start-glue-point="2" draw:end-shape="id5" draw:end-glue-point="0" svg:d="M5283 9571l8867 1970" svg:viewBox="0 0 8868 1971">
          <text:p/>
        </draw:connector>
        <draw:connector draw:style-name="gr12" draw:text-style-name="P2" draw:layer="layout" draw:type="line" svg:x1="14.15cm" svg:y1="13.319cm" svg:x2="16.334cm" svg:y2="16.27cm" draw:start-shape="id5" draw:start-glue-point="2" draw:end-shape="id6" draw:end-glue-point="0" svg:d="M14150 13319l2184 2951" svg:viewBox="0 0 2185 2952">
          <text:p/>
        </draw:connector>
        <draw:connector draw:style-name="gr12" draw:text-style-name="P2" draw:layer="layout" draw:type="line" svg:x1="16.334cm" svg:y1="18.048cm" svg:x2="16.24cm" svg:y2="22.185cm" draw:start-shape="id6" draw:start-glue-point="2" draw:end-shape="id7" draw:end-glue-point="0" svg:d="M16334 18048l-94 4137" svg:viewBox="0 0 95 4138">
          <text:p/>
        </draw:connector>
        <draw:connector draw:style-name="gr12" draw:text-style-name="P2" draw:layer="layout" draw:type="line" svg:x1="12.43cm" svg:y1="23.074cm" svg:x2="6.947cm" svg:y2="23.087cm" draw:start-shape="id7" draw:start-glue-point="3" draw:end-shape="id8" draw:end-glue-point="1" svg:d="M12430 23074l-5483 13" svg:viewBox="0 0 5484 14">
          <text:p/>
        </draw:connector>
        <draw:connector draw:style-name="gr12" draw:text-style-name="P2" draw:layer="layout" draw:type="line" svg:x1="4.089cm" svg:y1="22.198cm" svg:x2="4.061cm" svg:y2="18.858cm" draw:start-shape="id8" draw:start-glue-point="0" draw:end-shape="id9" draw:end-glue-point="2" svg:d="M4089 22198l-28-3340" svg:viewBox="0 0 29 3341">
          <text:p/>
        </draw:connector>
        <draw:connector draw:style-name="gr12" draw:text-style-name="P2" draw:layer="layout" draw:type="line" svg:x1="4.061cm" svg:y1="17.08cm" svg:x2="4.045cm" svg:y2="13.675cm" draw:start-shape="id9" draw:start-glue-point="0" draw:end-shape="id10" draw:end-glue-point="2" svg:d="M4061 17080l-16-3405" svg:viewBox="0 0 17 3406">
          <text:p/>
        </draw:connector>
        <draw:connector draw:style-name="gr12" draw:text-style-name="P2" draw:layer="layout" draw:type="line" svg:x1="4.045cm" svg:y1="11.897cm" svg:x2="5.283cm" svg:y2="9.571cm" draw:start-shape="id10" draw:start-glue-point="0" draw:end-shape="id4" svg:d="M4045 11897l1238-2326" svg:viewBox="0 0 1239 2327">
          <text:p/>
        </draw:connector>
        <draw:connector draw:style-name="gr12" draw:text-style-name="P2" draw:layer="layout" draw:type="line" svg:x1="3.678cm" svg:y1="1.659cm" svg:x2="3.857cm" svg:y2="3.405cm" draw:start-shape="id11" draw:start-glue-point="6" draw:end-shape="id1" draw:end-glue-point="0" svg:d="M3678 1659l179 1746" svg:viewBox="0 0 180 1747">
          <text:p/>
        </draw:connector>
        <draw:frame draw:style-name="gr13" draw:text-style-name="P3" draw:layer="layout" svg:width="9.451cm" svg:height="0.962cm" svg:x="11.276cm" svg:y="10.144cm">
          <draw:text-box>
            <text:p>User sends a question to server</text:p>
          </draw:text-box>
        </draw:frame>
        <draw:frame draw:style-name="gr13" draw:text-style-name="P3" draw:layer="layout" svg:width="9.908cm" svg:height="0.962cm" svg:x="11.886cm" svg:y="14.162cm">
          <draw:text-box>
            <text:p>Using Nltk Part of speech tagging</text:p>
          </draw:text-box>
        </draw:frame>
        <draw:frame draw:style-name="gr13" draw:text-style-name="P3" draw:layer="layout" svg:width="4.807cm" svg:height="3.095cm" svg:x="11.814cm" svg:y="18.555cm">
          <draw:text-box>
            <text:p>Input or Feed <text:s text:c="2"/></text:p>
            <text:p>vector is</text:p>
            <text:p><text:s/>Constructed</text:p>
            <text:p>from verbs</text:p>
          </draw:text-box>
        </draw:frame>
        <draw:frame draw:style-name="gr14" draw:text-style-name="P3" draw:layer="layout" svg:width="4.799cm" svg:height="2.943cm" svg:x="7.658cm" svg:y="22.29cm">
          <draw:text-box>
            <text:p>Equation class </text:p>
            <text:p>is obtained</text:p>
          </draw:text-box>
        </draw:frame>
        <draw:frame draw:style-name="gr13" draw:text-style-name="P3" draw:layer="layout" svg:width="7.724cm" svg:height="2.384cm" svg:x="1.256cm" svg:y="19.469cm">
          <draw:text-box>
            <text:p>Replace <text:s text:c="3"/>variables with <text:s/></text:p>
            <text:p><text:s text:c="5"/>The <text:s text:c="6"/>values</text:p>
            <text:p><text:s text:c="2"/>from <text:s text:c="6"/>question</text:p>
          </draw:text-box>
        </draw:frame>
        <draw:frame draw:style-name="gr15" draw:text-style-name="P3" draw:layer="layout" svg:width="8.277cm" svg:height="2.384cm" svg:x="0.724cm" svg:y="14.462cm">
          <draw:text-box>
            <text:p>Answer <text:s text:c="6"/>is obtained by </text:p>
            <text:p>Evaluating <text:s text:c="2"/>the expression</text:p>
          </draw:text-box>
        </draw:frame>
        <draw:frame draw:style-name="gr13" draw:text-style-name="P3" draw:layer="layout" svg:width="8.224cm" svg:height="0.962cm" svg:x="0.93cm" svg:y="10.706cm">
          <draw:text-box>
            <text:p>Responds <text:s text:c="5"/>in json forma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8:20:52.756432666</meta:creation-date>
    <dc:date>2017-08-03T21:19:45.487288762</dc:date>
    <meta:editing-duration>PT18M5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